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Dyslexic3" svg:font-family="OpenDyslexic3" style:font-pitch="variable"/>
  </office:font-face-decls>
  <office:automatic-styles>
    <style:style style:name="P1" style:family="paragraph" style:parent-style-name="Standard">
      <style:paragraph-properties>
        <style:tab-stops>
          <style:tab-stop style:position="0.0992in" style:type="right"/>
          <style:tab-stop style:position="0.1102in"/>
          <style:tab-stop style:position="0.4138in"/>
        </style:tab-stops>
      </style:paragraph-properties>
      <style:text-properties officeooo:paragraph-rsid="0015bf91"/>
    </style:style>
    <style:style style:name="P2" style:family="paragraph">
      <style:paragraph-properties fo:margin-left="0in" fo:margin-right="0in" fo:text-align="center" fo:text-indent="0.1965in"/>
      <style:text-properties style:font-name="OpenDyslexic3"/>
    </style:style>
    <style:style style:name="P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OpenDyslexic3" fo:hyphenate="false" loext:hyphenation-no-caps="false"/>
    </style:style>
    <style:style style:name="P4" style:family="paragraph">
      <style:paragraph-properties fo:margin-left="0.1965in" fo:margin-right="0.2362in" fo:margin-top="0in" fo:margin-bottom="0in" fo:line-height="100%" fo:text-align="justify" fo:text-indent="0in" style:text-autospace="ideograph-alpha" style:punctuation-wrap="simple" style:line-break="strict" style:writing-mode="lr-tb">
        <style:tab-stops/>
      </style:paragraph-properties>
      <style:text-properties style:font-name="OpenDyslexic3" fo:hyphenate="false" loext:hyphenation-no-caps="false"/>
    </style:style>
    <style:style style:name="P5" style:family="paragraph">
      <style:paragraph-properties fo:margin-left="0.1965in" fo:margin-right="0.2362in" fo:margin-top="0in" fo:margin-bottom="0in" fo:line-height="100%" fo:text-align="center" fo:text-indent="0in" style:text-autospace="ideograph-alpha" style:punctuation-wrap="simple" style:line-break="strict" style:writing-mode="lr-tb">
        <style:tab-stops/>
      </style:paragraph-properties>
      <style:text-properties style:font-name="OpenDyslexic3" fo:hyphenate="false" loext:hyphenation-no-caps="false"/>
    </style:style>
    <style:style style:name="P6" style:family="paragraph">
      <loext:graphic-properties draw:fill="none" draw:fill-color="#ffffff"/>
      <style:paragraph-properties fo:margin-left="0in" fo:margin-right="0in" fo:text-align="center" fo:text-indent="0.1965in" style:writing-mode="lr-tb"/>
      <style:text-properties style:font-name="OpenDyslexic3"/>
    </style:style>
    <style:style style:name="T1" style:family="text">
      <style:text-properties fo:font-variant="normal" fo:text-transform="none" style:use-window-font-color="true" loext:opacity="0%" style:text-outline="false" style:text-line-through-style="none" style:text-line-through-type="none" style:text-position="0% 100%" style:font-name="OpenDyslexic3" fo:font-size="12pt" fo:letter-spacing="normal" fo:language="nl" fo:country="NL"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OpenDyslexic3"/>
    </style:style>
    <style:style style:name="T3" style:family="text">
      <style:text-properties fo:font-variant="normal" fo:text-transform="none" style:use-window-font-color="true" loext:opacity="0%" style:text-outline="false" style:text-line-through-style="none" style:text-line-through-type="none" style:text-position="0% 100%" style:font-name="OpenDyslexic3" fo:font-size="12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font-name="OpenDyslexic3" fo:font-weight="normal" style:font-weight-asian="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style:font-name="OpenDyslexic 3" fo:font-size="12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dash" draw:stroke-dash="Long_20_Dot" svg:stroke-width="0in" svg:stroke-color="#000000" draw:marker-start-width="0.1409in" draw:marker-end-width="0.1409in" draw:fill="none" draw:fill-color="#ffffff" draw:textarea-vertical-align="middle" fo:min-height="5.9146in"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6" svg:width="3.5335in" svg:height="5.9161in" svg:x="0.4728in" svg:y="0.0445in"><draw:text-box><text:p text:style-name="P2"><text:span text:style-name="T1">Instructies:</text:span></text:p><text:p text:style-name="P3"><text:span text:style-name="T2"/></text:p><text:p text:style-name="P4"><text:span text:style-name="T5">Dit boekje is bedoeld om in te schrijven en daarna door te geven.</text:span></text:p><text:p text:style-name="P4"><text:span text:style-name="T5">Geef antwoord op een of meerdere vragen uit dit boekje. Knoop een gesprek aan met iemand die je nog niet kent. Geef dit vervolgens zo door zoals jij het ook gekregen hebt.</text:span></text:p><text:p text:style-name="P4"><text:span text:style-name="T5">Zorg dat dit boekje blijft reizen van persoon tot persoon. Veel lees-, schrijf- en gespreksplezier! Bedankt!</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Text Frame 2" draw:style-name="gr1" draw:text-style-name="P6" svg:width="3.5335in" svg:height="5.9161in" svg:x="0.4728in" svg:y="0.1134in"><draw:text-box><text:p text:style-name="P2"><text:span text:style-name="T1">Contact en feedback:</text:span></text:p><text:p text:style-name="P3"><text:span text:style-name="T2"/></text:p><text:p text:style-name="P4"><text:span text:style-name="T3">Van deze offline variant ben ik ook bezig een applicatie voor te programmeren. Heb je suggesties of tips daarvoor? Neem gerust contact met mij op:</text:span></text:p><text:p text:style-name="P5"><text:span text:style-name="T3"><text:a xlink:href="mailto:theoschutte@me.com" xlink:type="simple">theoschutte@me.com</text:a></text:span></text:p><text:p text:style-name="P5"><text:span text:style-name="T3">theoschutte.substack.com</text:span></text:p><text:p text:style-name="P5"><text:span text:style-name="T3"/></text:p><text:p text:style-name="P4"><text:span text:style-name="T4">Ook als het boekje vol is, dan hoor ik het graag</text:span></text:p></draw:text-box></draw:frame><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Dyslexic3" svg:font-family="OpenDyslexic3" style:font-pitch="variable"/>
  </office:font-face-decls>
  <office:styles>
    <draw:stroke-dash draw:name="Long_20_Dot" draw:display-name="Long Dot" draw:style="rect" draw:dots1="1" draw:dots1-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08:46:13.257176486</meta:creation-date>
    <dc:date>2024-05-25T08:52:36.869395696</dc:date>
    <meta:editing-duration>PT5H32M11S</meta:editing-duration>
    <meta:editing-cycles>5</meta:editing-cycles>
    <meta:generator>LibreOffice/7.3.7.2$Linux_X86_64 LibreOffice_project/30$Build-2</meta:generator>
    <meta:document-statistic meta:table-count="0" meta:image-count="0" meta:object-count="0" meta:page-count="2" meta:paragraph-count="0" meta:word-count="0" meta:character-count="0" meta:non-whitespace-character-count="0"/>
  </office:meta>
</office:document-meta>
</file>